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/>
    </style:style>
    <style:style style:name="P2" style:family="paragraph" style:parent-style-name="Heading_20_3">
      <style:paragraph-properties fo:margin-left="0cm" fo:margin-right="0cm" fo:text-indent="0cm" style:auto-text-indent="false"/>
    </style:style>
    <style:style style:name="P3" style:family="paragraph" style:parent-style-name="Heading_20_4">
      <style:paragraph-properties fo:margin-left="0cm" fo:margin-right="0cm" fo:text-indent="0cm" style:auto-text-indent="fals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7" style:family="paragraph" style:parent-style-name="Text_20_body" style:list-style-name="L1">
      <style:paragraph-properties fo:margin-left="0cm" fo:margin-right="0cm" fo:text-indent="0cm" style:auto-text-indent="false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T1" style:family="text">
      <style:text-properties officeooo:rsid="001bafd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Modificación del Proxy para Mostrar Información de Nodo2</text:span></text:h>
      <text:p text:style-name="P4">Para modificar el archivo <text:span text:style-name="Source_20_Text">nginx.conf</text:span> en la máquina <text:span text:style-name="Source_20_Text">central</text:span> y redirigir las solicitudes hacia <text:span text:style-name="Source_20_Text">nodo2</text:span>, sigue estos pasos:</text:p>
      <text:list text:style-name="L1">
        <text:list-item>
          <text:p text:style-name="P7">Accede a la máquina <text:span text:style-name="Source_20_Text">central</text:span> mediante SSH:</text:p>
          <text:p text:style-name="P8"/>
        </text:list-item>
      </text:list>
      <text:section text:style-name="Sect1" text:name="code-textarea-d0d36deb-3917-4809-819b-06b85cea7edd-14-0-1">
        <text:list text:continue-numbering="true" text:style-name="L1">
          <text:list-header>
            <text:p text:style-name="P8">vagrant ssh central</text:p>
          </text:list-header>
        </text:list>
      </text:section>
      <text:section text:style-name="Sect1" text:name="plt-canvas-d0d36deb-3917-4809-819b-06b85cea7edd-14-0-1">
        <text:list text:continue-numbering="true" text:style-name="L1">
          <text:list-header>
            <text:p text:style-name="P8"/>
          </text:list-header>
        </text:list>
      </text:section>
      <text:list text:continue-numbering="true" text:style-name="L1">
        <text:list-item>
          <text:p text:style-name="P7">Edita el archivo de configuración de Nginx:</text:p>
          <text:p text:style-name="P8"/>
        </text:list-item>
      </text:list>
      <text:section text:style-name="Sect1" text:name="code-textarea-d0d36deb-3917-4809-819b-06b85cea7edd-14-1-1">
        <text:list text:continue-numbering="true" text:style-name="L1">
          <text:list-header>
            <text:p text:style-name="P8">sudo nano /etc/nginx/sites-available/default</text:p>
          </text:list-header>
        </text:list>
      </text:section>
      <text:section text:style-name="Sect1" text:name="plt-canvas-d0d36deb-3917-4809-819b-06b85cea7edd-14-1-1">
        <text:list text:continue-numbering="true" text:style-name="L1">
          <text:list-header>
            <text:p text:style-name="P8"/>
          </text:list-header>
        </text:list>
      </text:section>
      <text:list text:continue-numbering="true" text:style-name="L1">
        <text:list-item>
          <text:p text:style-name="P7">Modifica la sección <text:span text:style-name="Source_20_Text">proxy_pass</text:span> para apuntar a <text:span text:style-name="Source_20_Text">nodo2</text:span>:</text:p>
          <text:p text:style-name="P8"/>
        </text:list-item>
      </text:list>
      <text:section text:style-name="Sect1" text:name="code-textarea-d0d36deb-3917-4809-819b-06b85cea7edd-14-2-1">
        <text:list text:continue-numbering="true" text:style-name="L1">
          <text:list-header>
            <text:p text:style-name="P8">location / {</text:p>
            <text:p text:style-name="P8">proxy_pass http://192.168.33.12:8080;</text:p>
            <text:p text:style-name="P8">}</text:p>
          </text:list-header>
        </text:list>
      </text:section>
      <text:section text:style-name="Sect1" text:name="plt-canvas-d0d36deb-3917-4809-819b-06b85cea7edd-14-2-1">
        <text:list text:continue-numbering="true" text:style-name="L1">
          <text:list-header>
            <text:p text:style-name="P8"/>
          </text:list-header>
        </text:list>
      </text:section>
      <text:list text:continue-numbering="true" text:style-name="L1">
        <text:list-item>
          <text:p text:style-name="P7">Guarda los cambios y reinicia Nginx:</text:p>
          <text:p text:style-name="P8"/>
        </text:list-item>
      </text:list>
      <text:section text:style-name="Sect1" text:name="code-textarea-d0d36deb-3917-4809-819b-06b85cea7edd-14-3-1">
        <text:list text:continue-numbering="true" text:style-name="L1">
          <text:list-header>
            <text:p text:style-name="P8">sudo systemctl restart nginx</text:p>
          </text:list-header>
        </text:list>
      </text:section>
      <text:section text:style-name="Sect1" text:name="plt-canvas-d0d36deb-3917-4809-819b-06b85cea7edd-14-3-1">
        <text:list text:continue-numbering="true" text:style-name="L1">
          <text:list-header>
            <text:p text:style-name="P8"/>
          </text:list-header>
        </text:list>
      </text:section>
      <text:list text:continue-numbering="true" text:style-name="L1">
        <text:list-item>
          <text:p text:style-name="P7">Verifica que ahora <text:span text:style-name="Source_20_Text">http://127.0.0.1</text:span> muestra la página web de <text:span text:style-name="Source_20_Text">nodo2</text:span> ("Bienvenido a nodo2").</text:p>
        </text:list-item>
      </text:list>
      <text:p text:style-name="Horizontal_20_Line"/>
      <text:h text:style-name="P1" text:outline-level="2"><text:span text:style-name="Strong_20_Emphasis">Propuesta para Separar el Vagrantfile en Múltiples Archivos</text:span></text:h>
      <text:p text:style-name="P4">Para mejorar la modularidad y mantenibilidad del proyecto, podemos separar el <text:span text:style-name="Source_20_Text">Vagrantfile</text:span> en varios archivos de aprovisionamiento organizados en un subdirectorio llamado <text:span text:style-name="Source_20_Text">scripts</text:span>.</text:p>
      <text:h text:style-name="P2" text:outline-level="3"><text:span text:style-name="Strong_20_Emphasis">Estructura Propuesta</text:span></text:h>
      <text:section text:style-name="Sect1" text:name="code-textarea-d0d36deb-3917-4809-819b-06b85cea7edd-21">
        <text:p text:style-name="P5"/>
        <text:p text:style-name="P5">proyecto/</text:p>
        <text:p text:style-name="P5">├── Vagrantfile</text:p>
        <text:p text:style-name="P5">├── scripts/</text:p>
        <text:p text:style-name="P5">│ ├── central.sh</text:p>
        <text:p text:style-name="P5">│ └── nodos.sh</text:p>
      </text:section>
      <text:section text:style-name="Sect1" text:name="plt-canvas-d0d36deb-3917-4809-819b-06b85cea7edd-21">
        <text:p text:style-name="P4"/>
      </text:section>
      <text:h text:style-name="P2" text:outline-level="3"><text:span text:style-name="Strong_20_Emphasis">Cambios en el Vagrantfile</text:span></text:h>
      <text:p text:style-name="P4">El <text:span text:style-name="Source_20_Text">Vagrantfile</text:span> se simplificará para cargar los scripts de aprovisionamiento externos:</text:p>
      <text:p text:style-name="P6"><text:soft-page-break/></text:p>
      <text:section text:style-name="Sect1" text:name="code-textarea-d0d36deb-3917-4809-819b-06b85cea7edd-26">
        <text:p text:style-name="P6"># -*- mode: ruby -*-</text:p>
        <text:p text:style-name="P6"># vi: set ft=ruby :</text:p>
        <text:p text:style-name="P6"/>
        <text:p text:style-name="P6">Vagrant.configure("2") do |config|</text:p>
        <text:p text:style-name="P6">config.vm.network "private_network", ip: "192.168.33.1", virtualbox__intnet: true</text:p>
        <text:p text:style-name="P6"/>
        <text:p text:style-name="P6">{</text:p>
        <text:p text:style-name="P6">"central" =&gt; { ip: "192.168.33.10", hostname: "central", ports: { 80 =&gt; 80, 443 =&gt; 443 } },</text:p>
        <text:p text:style-name="P6">"nodo1" =&gt; { ip: "192.168.33.11", hostname: "nodo1" },</text:p>
        <text:p text:style-name="P6">"nodo2" =&gt; { ip: "192.168.33.12", hostname: "nodo2" }</text:p>
        <text:p text:style-name="P6">}.each do |name, options|</text:p>
        <text:p text:style-name="P6">config.vm.define name do |node|</text:p>
        <text:p text:style-name="P6">node.vm.box = "bento/ubuntu-22.04"</text:p>
        <text:p text:style-name="P6">node.vm.hostname = options[:hostname]</text:p>
        <text:p text:style-name="P6">node.vm.network "private_network", ip: options[:ip], virtualbox__intnet: true</text:p>
        <text:p text:style-name="P6"/>
        <text:p text:style-name="P6">if options[:ports]</text:p>
        <text:p text:style-name="P6">options[:ports].each do |guest_port, host_port|</text:p>
        <text:p text:style-name="P6">node.vm.network "forwarded_port", guest: guest_port, host: host_port</text:p>
        <text:p text:style-name="P6">end</text:p>
        <text:p text:style-name="P6">end</text:p>
        <text:p text:style-name="P6"/>
        <text:p text:style-name="P6"># Aprovisionamiento específico por nodo</text:p>
        <text:p text:style-name="P6">if name == "central"</text:p>
        <text:p text:style-name="P6">node.vm.provision "shell", path: "scripts/central.sh"</text:p>
        <text:p text:style-name="P6">else</text:p>
        <text:p text:style-name="P6">node.vm.provision "shell", path: "scripts/nodos.sh"</text:p>
        <text:p text:style-name="P6">end</text:p>
        <text:p text:style-name="P6">end</text:p>
        <text:p text:style-name="P6">end</text:p>
        <text:p text:style-name="P6">end</text:p>
      </text:section>
      <text:section text:style-name="Sect1" text:name="plt-canvas-d0d36deb-3917-4809-819b-06b85cea7edd-26">
        <text:p text:style-name="P6"/>
      </text:section>
      <text:h text:style-name="P2" text:outline-level="3"><text:span text:style-name="Strong_20_Emphasis">Contenido de los Scripts</text:span></text:h>
      <text:h text:style-name="P3" text:outline-level="4"><text:span text:style-name="Strong_20_Emphasis"><text:span text:style-name="Source_20_Text">scripts/central.sh</text:span></text:span></text:h>
      <text:p text:style-name="P6"/>
      <text:section text:style-name="Sect1" text:name="code-textarea-d0d36deb-3917-4809-819b-06b85cea7edd-30">
        <text:p text:style-name="P6">#!/bin/bash</text:p>
        <text:p text:style-name="P6"/>
        <text:p text:style-name="P6"># Actualización del sistema</text:p>
        <text:p text:style-name="P6">apt-get update -y</text:p>
        <text:p text:style-name="P6">apt-get upgrade -y</text:p>
        <text:p text:style-name="P6"/>
        <text:p text:style-name="P6"># Instalación de Nginx</text:p>
        <text:p text:style-name="P6">apt-get install -y nginx</text:p>
        <text:p text:style-name="P6"><text:soft-page-break/></text:p>
        <text:p text:style-name="P6"># Creación del certificado SSL</text:p>
        <text:p text:style-name="P6">mkdir -p /etc/nginx/ssl</text:p>
        <text:p text:style-name="P6">openssl req -x509 -nodes -days 365 -newkey rsa:2048 \</text:p>
        <text:p text:style-name="P6">-keyout /etc/nginx/ssl/nginx.key \</text:p>
        <text:p text:style-name="P6">-out /etc/nginx/ssl/nginx.crt \</text:p>
        <text:p text:style-name="P6">-subj "/C=ES/ST=Madrid/L=Getafe/O=I<text:span text:style-name="T1">T</text:span>/CN=central"</text:p>
        <text:p text:style-name="P6"/>
        <text:p text:style-name="P6"># Configuración de Nginx como proxy inverso</text:p>
        <text:p text:style-name="P6">cat &gt; /etc/nginx/sites-available/default &lt;&lt;EOF</text:p>
        <text:p text:style-name="P6">server {</text:p>
        <text:p text:style-name="P6">listen 80;</text:p>
        <text:p text:style-name="P6">server_name central;</text:p>
        <text:p text:style-name="P6"/>
        <text:p text:style-name="P6">location / {</text:p>
        <text:p text:style-name="P6">proxy_pass http://192.168.33.11:8080;</text:p>
        <text:p text:style-name="P6">}</text:p>
        <text:p text:style-name="P6">}</text:p>
        <text:p text:style-name="P6"/>
        <text:p text:style-name="P6">server {</text:p>
        <text:p text:style-name="P6">listen 443 ssl;</text:p>
        <text:p text:style-name="P6">server_name central;</text:p>
        <text:p text:style-name="P6"/>
        <text:p text:style-name="P6">ssl_certificate /etc/nginx/ssl/nginx.crt;</text:p>
        <text:p text:style-name="P6">ssl_certificate_key /etc/nginx/ssl/nginx.key;</text:p>
        <text:p text:style-name="P6"/>
        <text:p text:style-name="P6">location / {</text:p>
        <text:p text:style-name="P6">proxy_pass http://192.168.33.11:8080;</text:p>
        <text:p text:style-name="P6">}</text:p>
        <text:p text:style-name="P6">}</text:p>
        <text:p text:style-name="P6">EOF</text:p>
        <text:p text:style-name="P6"/>
        <text:p text:style-name="P6">systemctl restart nginx</text:p>
      </text:section>
      <text:section text:style-name="Sect1" text:name="plt-canvas-d0d36deb-3917-4809-819b-06b85cea7edd-30">
        <text:p text:style-name="P6"/>
      </text:section>
      <text:h text:style-name="P3" text:outline-level="4"><text:span text:style-name="Strong_20_Emphasis"><text:span text:style-name="Source_20_Text">scripts/nodos.sh</text:span></text:span></text:h>
      <text:p text:style-name="P6"/>
      <text:section text:style-name="Sect1" text:name="code-textarea-d0d36deb-3917-4809-819b-06b85cea7edd-33">
        <text:p text:style-name="P6">#!/bin/bash</text:p>
        <text:p text:style-name="P6"/>
        <text:p text:style-name="P6"># Actualización del sistema</text:p>
        <text:p text:style-name="P6">apt-get update -y</text:p>
        <text:p text:style-name="P6">apt-get upgrade -y</text:p>
        <text:p text:style-name="P6"/>
        <text:p text:style-name="P6"># Instalación de Docker</text:p>
        <text:p text:style-name="P6">curl -fsSL https://get.docker.com -o get-docker.sh</text:p>
        <text:p text:style-name="P6">sh get-docker.sh</text:p>
        <text:p text:style-name="P6"><text:soft-page-break/>usermod -aG docker vagrant</text:p>
        <text:p text:style-name="P6"/>
        <text:p text:style-name="P6"># Creación del Dockerfile y ejecución del contenedor</text:p>
        <text:p text:style-name="P6">mkdir -p /srv</text:p>
        <text:p text:style-name="P6">echo "Bienvenido a $(hostname)" &gt; /srv/index.html</text:p>
        <text:p text:style-name="P6"/>
        <text:p text:style-name="P6">cat &gt; /srv/Dockerfile &lt;&lt;EOF</text:p>
        <text:p text:style-name="P6">FROM alpine:latest</text:p>
        <text:p text:style-name="P6">RUN apk add --no-cache python3</text:p>
        <text:p text:style-name="P6">WORKDIR /srv</text:p>
        <text:p text:style-name="P6">COPY index.html /srv/</text:p>
        <text:p text:style-name="P6">CMD ["python3", "-m", "http.server", "8080"]</text:p>
        <text:p text:style-name="P6">EOF</text:p>
        <text:p text:style-name="P6"/>
        <text:p text:style-name="P6">cd /srv</text:p>
        <text:p text:style-name="P6">docker build -t srv-web .</text:p>
        <text:p text:style-name="P6">docker run -d --name web-server -p 8080:8080 srv-web</text:p>
      </text:section>
      <text:section text:style-name="Sect1" text:name="plt-canvas-d0d36deb-3917-4809-819b-06b85cea7edd-33">
        <text:p text:style-name="P6"/>
      </text:section>
      <text:p text:style-name="Horizontal_20_Line"/>
      <text:h text:style-name="P1" text:outline-level="2"><text:span text:style-name="Strong_20_Emphasis">Desagregación Adicional Usando YAML</text:span></text:h>
      <text:p text:style-name="P4">Para desagregar aún más el <text:span text:style-name="Source_20_Text">Vagrantfile</text:span>, podemos usar la sintaxis YAML para definir la configuración de las máquinas virtuales en un archivo separado. Esto permite separar la lógica de infraestructura de la implementación.</text:p>
      <text:h text:style-name="P2" text:outline-level="3"><text:span text:style-name="Strong_20_Emphasis">Estructura Propuesta</text:span></text:h>
      <text:section text:style-name="Sect1" text:name="code-textarea-d0d36deb-3917-4809-819b-06b85cea7edd-40">
        <text:p text:style-name="P5"/>
        <text:p text:style-name="P5">proyecto/</text:p>
        <text:p text:style-name="P5">├── Vagrantfile</text:p>
        <text:p text:style-name="P5">├── vagrant.yaml</text:p>
        <text:p text:style-name="P5">├── scripts/</text:p>
        <text:p text:style-name="P5">│ ├── central.sh</text:p>
        <text:p text:style-name="P5">│ └── nodos.sh</text:p>
      </text:section>
      <text:section text:style-name="Sect1" text:name="plt-canvas-d0d36deb-3917-4809-819b-06b85cea7edd-40">
        <text:p text:style-name="P4"/>
      </text:section>
      <text:h text:style-name="P2" text:outline-level="3"><text:span text:style-name="Strong_20_Emphasis">Contenido de </text:span><text:span text:style-name="Strong_20_Emphasis"><text:span text:style-name="Source_20_Text">vagrant.yaml</text:span></text:span></text:h>
      <text:p text:style-name="P6"/>
      <text:section text:style-name="Sect1" text:name="code-textarea-d0d36deb-3917-4809-819b-06b85cea7edd-43">
        <text:p text:style-name="P6">machines:</text:p>
        <text:p text:style-name="P6"><text:s text:c="2"/>- name: central</text:p>
        <text:p text:style-name="P6"><text:s text:c="4"/>ip: 192.168.33.10</text:p>
        <text:p text:style-name="P6"><text:s text:c="4"/>hostname: central</text:p>
        <text:p text:style-name="P6"><text:s text:c="4"/>ports:</text:p>
        <text:p text:style-name="P6"><text:s text:c="6"/>- { guest: 80, host: 80 }</text:p>
        <text:p text:style-name="P6"><text:s text:c="6"/>- { guest: 443, host: 443 }</text:p>
        <text:p text:style-name="P6"><text:soft-page-break/><text:s text:c="4"/>provision: scripts/central.sh</text:p>
        <text:p text:style-name="P6"><text:s text:c="2"/>- name: nodo1</text:p>
        <text:p text:style-name="P6"><text:s text:c="4"/>ip: 192.168.33.11</text:p>
        <text:p text:style-name="P6"><text:s text:c="4"/>hostname: nodo1</text:p>
        <text:p text:style-name="P6"><text:s text:c="4"/>provision: scripts/nodos.sh</text:p>
        <text:p text:style-name="P6"><text:s text:c="2"/>- name: nodo2</text:p>
        <text:p text:style-name="P6"><text:s text:c="4"/>ip: 192.168.33.12</text:p>
        <text:p text:style-name="P6"><text:s text:c="4"/>hostname: nodo2</text:p>
        <text:p text:style-name="P6"><text:s text:c="4"/>provision: scripts/nodos.sh</text:p>
      </text:section>
      <text:section text:style-name="Sect1" text:name="plt-canvas-d0d36deb-3917-4809-819b-06b85cea7edd-43">
        <text:p text:style-name="P6"/>
      </text:section>
      <text:h text:style-name="P2" text:outline-level="3"><text:span text:style-name="Strong_20_Emphasis">Vagrantfile Usando YAML</text:span></text:h>
      <text:p text:style-name="P6"/>
      <text:section text:style-name="Sect1" text:name="code-textarea-d0d36deb-3917-4809-819b-06b85cea7edd-46">
        <text:p text:style-name="P6">require 'yaml'</text:p>
        <text:p text:style-name="P6"/>
        <text:p text:style-name="P6"># Cargar la configuración desde el archivo YAML</text:p>
        <text:p text:style-name="P6">config_data = YAML.load_file('vagrant.yaml')</text:p>
        <text:p text:style-name="P6"/>
        <text:p text:style-name="P6">Vagrant.configure("2") do |config|</text:p>
        <text:p text:style-name="P6"><text:s text:c="2"/>config.vm.network "private_network", ip: "192.168.33.1", virtualbox__intnet: true</text:p>
        <text:p text:style-name="P6"/>
        <text:p text:style-name="P6"><text:s text:c="2"/>config_data["machines"].each do |machine|</text:p>
        <text:p text:style-name="P6"><text:s text:c="4"/>config.vm.define machine["name"] do |node|</text:p>
        <text:p text:style-name="P6"><text:s text:c="6"/>node.vm.box = "bento/ubuntu-22.04"</text:p>
        <text:p text:style-name="P6"><text:s text:c="6"/>node.vm.hostname = machine["hostname"]</text:p>
        <text:p text:style-name="P6"><text:s text:c="6"/>node.vm.network "private_network", ip: machine["ip"], virtualbox__intnet: true</text:p>
        <text:p text:style-name="P6"/>
        <text:p text:style-name="P6"><text:s text:c="6"/>if machine["ports"]</text:p>
        <text:p text:style-name="P6"><text:s text:c="8"/>machine["ports"].each do |port|</text:p>
        <text:p text:style-name="P6"><text:s text:c="10"/>node.vm.network "forwarded_port", guest: port["guest"], host: port["host"]</text:p>
        <text:p text:style-name="P6"><text:s text:c="8"/>end</text:p>
        <text:p text:style-name="P6"><text:s text:c="6"/>end</text:p>
        <text:p text:style-name="P6"/>
        <text:p text:style-name="P6"><text:s text:c="6"/>node.vm.provision "shell", path: machine["provision"]</text:p>
        <text:p text:style-name="P6"><text:s text:c="4"/>end</text:p>
        <text:p text:style-name="P6"><text:s text:c="2"/>end</text:p>
        <text:p text:style-name="P6">end</text:p>
      </text:section>
      <text:section text:style-name="Sect1" text:name="plt-canvas-d0d36deb-3917-4809-819b-06b85cea7edd-46">
        <text:p text:style-name="P6"/>
      </text:section>
      <text:p text:style-name="P5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1" style:font-family-complex="'Noto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0T15:38:56.644540304</meta:creation-date>
    <dc:date>2025-03-30T16:00:13.191310513</dc:date>
    <meta:editing-duration>PT11M3S</meta:editing-duration>
    <meta:editing-cycles>1</meta:editing-cycles>
    <meta:document-statistic meta:table-count="0" meta:image-count="0" meta:object-count="0" meta:page-count="5" meta:paragraph-count="153" meta:word-count="596" meta:character-count="4691" meta:non-whitespace-character-count="4119"/>
    <meta:generator>LibreOffice/24.2.2.2$Linux_X86_64 LibreOffice_project/d56cc158d8a96260b836f100ef4b4ef25d6f1a01</meta:generator>
  </office:meta>
</office:document-meta>
</file>